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Context.putToolProperty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text.ToolContext( Map &lt; String , Object &gt; tool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Context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olContext.getToo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text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text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text.getToolbo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text.getTool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olContext.getToolClass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olContext.addToolbox( Toolbox tool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text.internal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text.findTool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olContext.ge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olContext.Too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text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text.putVelocityEngine( VelocityEngine eng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olContext.pu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text.putToolProperties( Map &lt; String , Object &gt;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olContext.putAll( Map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Context.ToolContext( Velocity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